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913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2.04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Benchmark</text:p>
          </table:table-cell>
          <table:table-cell office:value-type="string">
            <text:p>Time</text:p>
          </table:table-cell>
          <table:table-cell office:value-type="string">
            <text:p>Context-SW</text:p>
          </table:table-cell>
          <table:table-cell office:value-type="string">
            <text:p>Cache-Miss</text:p>
          </table:table-cell>
          <table:table-cell office:value-type="string">
            <text:p>Instruction Count</text:p>
          </table:table-cell>
          <table:table-cell office:value-type="string">
            <text:p>IPC</text:p>
          </table:table-cell>
          <table:table-cell office:value-type="string">
            <text:p>Power</text:p>
          </table:table-cell>
          <table:table-cell office:value-type="string">
            <text:p>Cycles</text:p>
          </table:table-cell>
          <table:table-cell office:value-type="string">
            <text:p>Energy/Cycle</text:p>
          </table:table-cell>
        </table:table-row>
        <table:table-row table:style-name="ro2">
          <table:table-cell office:value-type="string">
            <text:p>f_maxf_--par_--t_32x16x1</text:p>
          </table:table-cell>
          <table:table-cell office:value-type="float" office:value="43.810234543">
            <text:p>43.810234543</text:p>
          </table:table-cell>
          <table:table-cell office:value-type="float" office:value="41162">
            <text:p>41162</text:p>
          </table:table-cell>
          <table:table-cell office:value-type="float" office:value="1841789076">
            <text:p>1841789076</text:p>
          </table:table-cell>
          <table:table-cell office:value-type="float" office:value="3626383942716">
            <text:p>3626383942716</text:p>
          </table:table-cell>
          <table:table-cell office:value-type="float" office:value="1.94">
            <text:p>1.94</text:p>
          </table:table-cell>
          <table:table-cell office:value-type="float" office:value="157.59">
            <text:p>157.59</text:p>
          </table:table-cell>
          <table:table-cell table:formula="of:=[.E2]/[.F2]" office:value-type="float" office:value="1869270073564.95">
            <text:p>1869270073564.95</text:p>
          </table:table-cell>
          <table:table-cell table:formula="of:=[.G2]*[.B2]/[.H2]" office:value-type="float" office:value="0.00000000369344963002827">
            <text:p>3.69344963002827E-009</text:p>
          </table:table-cell>
        </table:table-row>
        <table:table-row table:style-name="ro2">
          <table:table-cell office:value-type="string">
            <text:p>f_maxf_--pre_--par_--t_32x16x1</text:p>
          </table:table-cell>
          <table:table-cell office:value-type="float" office:value="44.515680891">
            <text:p>44.515680891</text:p>
          </table:table-cell>
          <table:table-cell office:value-type="float" office:value="41737">
            <text:p>41737</text:p>
          </table:table-cell>
          <table:table-cell office:value-type="float" office:value="1178100988">
            <text:p>1178100988</text:p>
          </table:table-cell>
          <table:table-cell office:value-type="float" office:value="4346190006955">
            <text:p>4346190006955</text:p>
          </table:table-cell>
          <table:table-cell office:value-type="float" office:value="2.29">
            <text:p>2.29</text:p>
          </table:table-cell>
          <table:table-cell office:value-type="float" office:value="153.162">
            <text:p>153.162</text:p>
          </table:table-cell>
          <table:table-cell table:formula="of:=[.E3]/[.F3]" office:value-type="float" office:value="1897899566355.9">
            <text:p>1897899566355.9</text:p>
          </table:table-cell>
          <table:table-cell table:formula="of:=[.G3]*[.B3]/[.H3]" office:value-type="float" office:value="0.0000000035924507479174">
            <text:p>3.5924507479174E-009</text:p>
          </table:table-cell>
        </table:table-row>
        <table:table-row table:style-name="ro2">
          <table:table-cell office:value-type="string">
            <text:p>f_smartf_--par_--t_32x16x1</text:p>
          </table:table-cell>
          <table:table-cell office:value-type="float" office:value="85.867250578">
            <text:p>85.867250578</text:p>
          </table:table-cell>
          <table:table-cell office:value-type="float" office:value="13674">
            <text:p>13674</text:p>
          </table:table-cell>
          <table:table-cell office:value-type="float" office:value="2234039814">
            <text:p>2234039814</text:p>
          </table:table-cell>
          <table:table-cell office:value-type="float" office:value="4681259884122">
            <text:p>4681259884122</text:p>
          </table:table-cell>
          <table:table-cell office:value-type="float" office:value="2.49">
            <text:p>2.49</text:p>
          </table:table-cell>
          <table:table-cell office:value-type="float" office:value="106.591">
            <text:p>106.591</text:p>
          </table:table-cell>
          <table:table-cell table:formula="of:=[.E4]/[.F4]" office:value-type="float" office:value="1880024049848.19">
            <text:p>1880024049848.19</text:p>
          </table:table-cell>
          <table:table-cell table:formula="of:=[.G4]*[.B4]/[.H4]" office:value-type="float" office:value="0.00000000486838245877687">
            <text:p>4.86838245877687E-009</text:p>
          </table:table-cell>
        </table:table-row>
        <table:table-row table:style-name="ro2">
          <table:table-cell office:value-type="string">
            <text:p>f_smartf_--pre_--par_--t_32x16x1</text:p>
          </table:table-cell>
          <table:table-cell office:value-type="float" office:value="136.376812223">
            <text:p>136.376812223</text:p>
          </table:table-cell>
          <table:table-cell office:value-type="float" office:value="21134">
            <text:p>21134</text:p>
          </table:table-cell>
          <table:table-cell office:value-type="float" office:value="4125538083">
            <text:p>4125538083</text:p>
          </table:table-cell>
          <table:table-cell office:value-type="float" office:value="7207000577793">
            <text:p>7207000577793</text:p>
          </table:table-cell>
          <table:table-cell office:value-type="float" office:value="2.39">
            <text:p>2.39</text:p>
          </table:table-cell>
          <table:table-cell office:value-type="float" office:value="106.057">
            <text:p>106.057</text:p>
          </table:table-cell>
          <table:table-cell table:formula="of:=[.E5]/[.F5]" office:value-type="float" office:value="3015481413302.51">
            <text:p>3015481413302.51</text:p>
          </table:table-cell>
          <table:table-cell table:formula="of:=[.G5]*[.B5]/[.H5]" office:value-type="float" office:value="0.00000000479648639521683">
            <text:p>4.79648639521683E-009</text:p>
          </table:table-cell>
        </table:table-row>
        <table:table-row table:style-name="ro2">
          <table:table-cell office:value-type="string">
            <text:p>u_2__maxf_--par_--t_32x16x1</text:p>
          </table:table-cell>
          <table:table-cell office:value-type="float" office:value="43.906923824">
            <text:p>43.906923824</text:p>
          </table:table-cell>
          <table:table-cell office:value-type="float" office:value="41108">
            <text:p>41108</text:p>
          </table:table-cell>
          <table:table-cell office:value-type="float" office:value="1793710393">
            <text:p>1793710393</text:p>
          </table:table-cell>
          <table:table-cell office:value-type="float" office:value="3628353945296">
            <text:p>3628353945296</text:p>
          </table:table-cell>
          <table:table-cell office:value-type="float" office:value="1.94">
            <text:p>1.94</text:p>
          </table:table-cell>
          <table:table-cell office:value-type="float" office:value="156.992">
            <text:p>156.992</text:p>
          </table:table-cell>
          <table:table-cell table:formula="of:=[.E6]/[.F6]" office:value-type="float" office:value="1870285538812.37">
            <text:p>1870285538812.37</text:p>
          </table:table-cell>
          <table:table-cell table:formula="of:=[.G6]*[.B6]/[.H6]" office:value-type="float" office:value="0.0000000036855526292282">
            <text:p>3.6855526292282E-009</text:p>
          </table:table-cell>
        </table:table-row>
        <table:table-row table:style-name="ro2">
          <table:table-cell office:value-type="string">
            <text:p>u_2__maxf_--pre_--par_--t_32x16x1</text:p>
          </table:table-cell>
          <table:table-cell office:value-type="float" office:value="41.627208136">
            <text:p>41.627208136</text:p>
          </table:table-cell>
          <table:table-cell office:value-type="float" office:value="38939">
            <text:p>38939</text:p>
          </table:table-cell>
          <table:table-cell office:value-type="float" office:value="1175695156">
            <text:p>1175695156</text:p>
          </table:table-cell>
          <table:table-cell office:value-type="float" office:value="4295589767331">
            <text:p>4295589767331</text:p>
          </table:table-cell>
          <table:table-cell office:value-type="float" office:value="2.42">
            <text:p>2.42</text:p>
          </table:table-cell>
          <table:table-cell office:value-type="float" office:value="152.821">
            <text:p>152.821</text:p>
          </table:table-cell>
          <table:table-cell table:formula="of:=[.E7]/[.F7]" office:value-type="float" office:value="1775037093938.43">
            <text:p>1775037093938.43</text:p>
          </table:table-cell>
          <table:table-cell table:formula="of:=[.G7]*[.B7]/[.H7]" office:value-type="float" office:value="0.00000000358387528704362">
            <text:p>3.58387528704362E-009</text:p>
          </table:table-cell>
        </table:table-row>
        <table:table-row table:style-name="ro2">
          <table:table-cell office:value-type="string">
            <text:p>u_2__smartf_--par_--t_32x16x1</text:p>
          </table:table-cell>
          <table:table-cell office:value-type="float" office:value="84.50564763">
            <text:p>84.50564763</text:p>
          </table:table-cell>
          <table:table-cell office:value-type="float" office:value="13678">
            <text:p>13678</text:p>
          </table:table-cell>
          <table:table-cell office:value-type="float" office:value="2242959996">
            <text:p>2242959996</text:p>
          </table:table-cell>
          <table:table-cell office:value-type="float" office:value="4680620625404">
            <text:p>4680620625404</text:p>
          </table:table-cell>
          <table:table-cell office:value-type="float" office:value="2.49">
            <text:p>2.49</text:p>
          </table:table-cell>
          <table:table-cell office:value-type="float" office:value="107.991">
            <text:p>107.991</text:p>
          </table:table-cell>
          <table:table-cell table:formula="of:=[.E8]/[.F8]" office:value-type="float" office:value="1879767319439.36">
            <text:p>1879767319439.36</text:p>
          </table:table-cell>
          <table:table-cell table:formula="of:=[.G8]*[.B8]/[.H8]" office:value-type="float" office:value="0.0000000048547760666108">
            <text:p>4.8547760666108E-009</text:p>
          </table:table-cell>
        </table:table-row>
        <table:table-row table:style-name="ro2">
          <table:table-cell office:value-type="string">
            <text:p>u_2__smartf_--pre_--par_--t_32x16x1</text:p>
          </table:table-cell>
          <table:table-cell office:value-type="float" office:value="135.771841133">
            <text:p>135.771841133</text:p>
          </table:table-cell>
          <table:table-cell office:value-type="float" office:value="39582">
            <text:p>39582</text:p>
          </table:table-cell>
          <table:table-cell office:value-type="float" office:value="4131565597">
            <text:p>4131565597</text:p>
          </table:table-cell>
          <table:table-cell office:value-type="float" office:value="7207111287345">
            <text:p>7207111287345</text:p>
          </table:table-cell>
          <table:table-cell office:value-type="float" office:value="2.4">
            <text:p>2.4</text:p>
          </table:table-cell>
          <table:table-cell office:value-type="float" office:value="105.919">
            <text:p>105.919</text:p>
          </table:table-cell>
          <table:table-cell table:formula="of:=[.E9]/[.F9]" office:value-type="float" office:value="3002963036393.75">
            <text:p>3002963036393.75</text:p>
          </table:table-cell>
          <table:table-cell table:formula="of:=[.G9]*[.B9]/[.H9]" office:value-type="float" office:value="0.00000000478887600902211">
            <text:p>4.78887600902211E-009</text:p>
          </table:table-cell>
        </table:table-row>
        <table:table-row table:style-name="ro2">
          <table:table-cell office:value-type="string">
            <text:p>u_4__maxf_--par_--t_32x16x1</text:p>
          </table:table-cell>
          <table:table-cell office:value-type="float" office:value="43.696867157">
            <text:p>43.696867157</text:p>
          </table:table-cell>
          <table:table-cell office:value-type="float" office:value="40974">
            <text:p>40974</text:p>
          </table:table-cell>
          <table:table-cell office:value-type="float" office:value="1799608990">
            <text:p>1799608990</text:p>
          </table:table-cell>
          <table:table-cell office:value-type="float" office:value="3626063420953">
            <text:p>3626063420953</text:p>
          </table:table-cell>
          <table:table-cell office:value-type="float" office:value="1.95">
            <text:p>1.95</text:p>
          </table:table-cell>
          <table:table-cell office:value-type="float" office:value="156.859">
            <text:p>156.859</text:p>
          </table:table-cell>
          <table:table-cell table:formula="of:=[.E10]/[.F10]" office:value-type="float" office:value="1859519703052.82">
            <text:p>1859519703052.82</text:p>
          </table:table-cell>
          <table:table-cell table:formula="of:=[.G10]*[.B10]/[.H10]" office:value-type="float" office:value="0.00000000368603079285854">
            <text:p>3.68603079285854E-009</text:p>
          </table:table-cell>
        </table:table-row>
        <table:table-row table:style-name="ro2">
          <table:table-cell office:value-type="string">
            <text:p>u_4__maxf_--pre_--par_--t_32x16x1</text:p>
          </table:table-cell>
          <table:table-cell office:value-type="float" office:value="44.488366848">
            <text:p>44.488366848</text:p>
          </table:table-cell>
          <table:table-cell office:value-type="float" office:value="41682">
            <text:p>41682</text:p>
          </table:table-cell>
          <table:table-cell office:value-type="float" office:value="1189936015">
            <text:p>1189936015</text:p>
          </table:table-cell>
          <table:table-cell office:value-type="float" office:value="4346618416952">
            <text:p>4346618416952</text:p>
          </table:table-cell>
          <table:table-cell office:value-type="float" office:value="2.29">
            <text:p>2.29</text:p>
          </table:table-cell>
          <table:table-cell office:value-type="float" office:value="152.423">
            <text:p>152.423</text:p>
          </table:table-cell>
          <table:table-cell table:formula="of:=[.E11]/[.F11]" office:value-type="float" office:value="1898086644957.21">
            <text:p>1898086644957.21</text:p>
          </table:table-cell>
          <table:table-cell table:formula="of:=[.G11]*[.B11]/[.H11]" office:value-type="float" office:value="0.00000000357257154624024">
            <text:p>3.57257154624024E-009</text:p>
          </table:table-cell>
        </table:table-row>
        <table:table-row table:style-name="ro2">
          <table:table-cell office:value-type="string">
            <text:p>u_4__smartf_--par_--t_32x16x1</text:p>
          </table:table-cell>
          <table:table-cell office:value-type="float" office:value="84.771214479">
            <text:p>84.771214479</text:p>
          </table:table-cell>
          <table:table-cell office:value-type="float" office:value="13670">
            <text:p>13670</text:p>
          </table:table-cell>
          <table:table-cell office:value-type="float" office:value="2273707655">
            <text:p>2273707655</text:p>
          </table:table-cell>
          <table:table-cell office:value-type="float" office:value="4680454594293">
            <text:p>4680454594293</text:p>
          </table:table-cell>
          <table:table-cell office:value-type="float" office:value="2.5">
            <text:p>2.5</text:p>
          </table:table-cell>
          <table:table-cell office:value-type="float" office:value="108.996">
            <text:p>108.996</text:p>
          </table:table-cell>
          <table:table-cell table:formula="of:=[.E12]/[.F12]" office:value-type="float" office:value="1872181837717.2">
            <text:p>1872181837717.2</text:p>
          </table:table-cell>
          <table:table-cell table:formula="of:=[.G12]*[.B12]/[.H12]" office:value-type="float" office:value="0.00000000493527023241467">
            <text:p>4.93527023241467E-009</text:p>
          </table:table-cell>
        </table:table-row>
        <table:table-row table:style-name="ro2">
          <table:table-cell office:value-type="string">
            <text:p>u_4__smartf_--pre_--par_--t_32x16x1</text:p>
          </table:table-cell>
          <table:table-cell office:value-type="float" office:value="138.750063911">
            <text:p>138.750063911</text:p>
          </table:table-cell>
          <table:table-cell office:value-type="float" office:value="9626">
            <text:p>9626</text:p>
          </table:table-cell>
          <table:table-cell office:value-type="float" office:value="4137803261">
            <text:p>4137803261</text:p>
          </table:table-cell>
          <table:table-cell office:value-type="float" office:value="7207454631536">
            <text:p>7207454631536</text:p>
          </table:table-cell>
          <table:table-cell office:value-type="float" office:value="2.38">
            <text:p>2.38</text:p>
          </table:table-cell>
          <table:table-cell office:value-type="float" office:value="105.085">
            <text:p>105.085</text:p>
          </table:table-cell>
          <table:table-cell table:formula="of:=[.E13]/[.F13]" office:value-type="float" office:value="3028342282157.98">
            <text:p>3028342282157.98</text:p>
          </table:table-cell>
          <table:table-cell table:formula="of:=[.G13]*[.B13]/[.H13]" office:value-type="float" office:value="0.00000000481469698851129">
            <text:p>4.81469698851129E-009</text:p>
          </table:table-cell>
        </table:table-row>
        <table:table-row table:style-name="ro2">
          <table:table-cell office:value-type="string">
            <text:p>u_6__maxf_--par_--t_32x16x1</text:p>
          </table:table-cell>
          <table:table-cell office:value-type="float" office:value="43.70416483">
            <text:p>43.70416483</text:p>
          </table:table-cell>
          <table:table-cell office:value-type="float" office:value="41029">
            <text:p>41029</text:p>
          </table:table-cell>
          <table:table-cell office:value-type="float" office:value="1787847172">
            <text:p>1787847172</text:p>
          </table:table-cell>
          <table:table-cell office:value-type="float" office:value="3626146650569">
            <text:p>3626146650569</text:p>
          </table:table-cell>
          <table:table-cell office:value-type="float" office:value="1.95">
            <text:p>1.95</text:p>
          </table:table-cell>
          <table:table-cell office:value-type="float" office:value="156.809">
            <text:p>156.809</text:p>
          </table:table-cell>
          <table:table-cell table:formula="of:=[.E14]/[.F14]" office:value-type="float" office:value="1859562384907.18">
            <text:p>1859562384907.18</text:p>
          </table:table-cell>
          <table:table-cell table:formula="of:=[.G14]*[.B14]/[.H14]" office:value-type="float" office:value="0.00000000368538664712211">
            <text:p>3.68538664712211E-009</text:p>
          </table:table-cell>
        </table:table-row>
        <table:table-row table:style-name="ro2">
          <table:table-cell office:value-type="string">
            <text:p>u_6__maxf_--pre_--par_--t_32x16x1</text:p>
          </table:table-cell>
          <table:table-cell office:value-type="float" office:value="44.419859158">
            <text:p>44.419859158</text:p>
          </table:table-cell>
          <table:table-cell office:value-type="float" office:value="41674">
            <text:p>41674</text:p>
          </table:table-cell>
          <table:table-cell office:value-type="float" office:value="1170575404">
            <text:p>1170575404</text:p>
          </table:table-cell>
          <table:table-cell office:value-type="float" office:value="4345718523153">
            <text:p>4345718523153</text:p>
          </table:table-cell>
          <table:table-cell office:value-type="float" office:value="2.29">
            <text:p>2.29</text:p>
          </table:table-cell>
          <table:table-cell office:value-type="float" office:value="153.759">
            <text:p>153.759</text:p>
          </table:table-cell>
          <table:table-cell table:formula="of:=[.E15]/[.F15]" office:value-type="float" office:value="1897693678232.75">
            <text:p>1897693678232.75</text:p>
          </table:table-cell>
          <table:table-cell table:formula="of:=[.G15]*[.B15]/[.H15]" office:value-type="float" office:value="0.00000000359908092787419">
            <text:p>3.59908092787419E-009</text:p>
          </table:table-cell>
        </table:table-row>
        <table:table-row table:style-name="ro2">
          <table:table-cell office:value-type="string">
            <text:p>u_6__smartf_--par_--t_32x16x1</text:p>
          </table:table-cell>
          <table:table-cell office:value-type="float" office:value="84.423985331">
            <text:p>84.423985331</text:p>
          </table:table-cell>
          <table:table-cell office:value-type="float" office:value="13671">
            <text:p>13671</text:p>
          </table:table-cell>
          <table:table-cell office:value-type="float" office:value="2237074084">
            <text:p>2237074084</text:p>
          </table:table-cell>
          <table:table-cell office:value-type="float" office:value="4680325264712">
            <text:p>4680325264712</text:p>
          </table:table-cell>
          <table:table-cell office:value-type="float" office:value="2.49">
            <text:p>2.49</text:p>
          </table:table-cell>
          <table:table-cell office:value-type="float" office:value="107.145">
            <text:p>107.145</text:p>
          </table:table-cell>
          <table:table-cell table:formula="of:=[.E16]/[.F16]" office:value-type="float" office:value="1879648700687.55">
            <text:p>1879648700687.55</text:p>
          </table:table-cell>
          <table:table-cell table:formula="of:=[.G16]*[.B16]/[.H16]" office:value-type="float" office:value="0.00000000481239281839273">
            <text:p>4.81239281839273E-009</text:p>
          </table:table-cell>
        </table:table-row>
        <table:table-row table:style-name="ro2">
          <table:table-cell office:value-type="string">
            <text:p>u_6__smartf_--pre_--par_--t_32x16x1</text:p>
          </table:table-cell>
          <table:table-cell office:value-type="float" office:value="135.577797032">
            <text:p>135.577797032</text:p>
          </table:table-cell>
          <table:table-cell office:value-type="float" office:value="21239">
            <text:p>21239</text:p>
          </table:table-cell>
          <table:table-cell office:value-type="float" office:value="4136118169">
            <text:p>4136118169</text:p>
          </table:table-cell>
          <table:table-cell office:value-type="float" office:value="7206772593299">
            <text:p>7206772593299</text:p>
          </table:table-cell>
          <table:table-cell office:value-type="float" office:value="2.4">
            <text:p>2.4</text:p>
          </table:table-cell>
          <table:table-cell office:value-type="float" office:value="105.068">
            <text:p>105.068</text:p>
          </table:table-cell>
          <table:table-cell table:formula="of:=[.E17]/[.F17]" office:value-type="float" office:value="3002821913874.58">
            <text:p>3002821913874.58</text:p>
          </table:table-cell>
          <table:table-cell table:formula="of:=[.G17]*[.B17]/[.H17]" office:value-type="float" office:value="0.00000000474383376274812">
            <text:p>4.74383376274812E-009</text:p>
          </table:table-cell>
        </table:table-row>
        <table:table-row table:style-name="ro2">
          <table:table-cell office:value-type="string">
            <text:p>u_8__maxf_--par_--t_32x16x1</text:p>
          </table:table-cell>
          <table:table-cell office:value-type="float" office:value="43.608082675">
            <text:p>43.608082675</text:p>
          </table:table-cell>
          <table:table-cell office:value-type="float" office:value="40924">
            <text:p>40924</text:p>
          </table:table-cell>
          <table:table-cell office:value-type="float" office:value="1798905424">
            <text:p>1798905424</text:p>
          </table:table-cell>
          <table:table-cell office:value-type="float" office:value="3623674024327">
            <text:p>3623674024327</text:p>
          </table:table-cell>
          <table:table-cell office:value-type="float" office:value="1.95">
            <text:p>1.95</text:p>
          </table:table-cell>
          <table:table-cell office:value-type="float" office:value="157.087">
            <text:p>157.087</text:p>
          </table:table-cell>
          <table:table-cell table:formula="of:=[.E18]/[.F18]" office:value-type="float" office:value="1858294371449.74">
            <text:p>1858294371449.74</text:p>
          </table:table-cell>
          <table:table-cell table:formula="of:=[.G18]*[.B18]/[.H18]" office:value-type="float" office:value="0.00000000368631740396626">
            <text:p>3.68631740396626E-009</text:p>
          </table:table-cell>
        </table:table-row>
        <table:table-row table:style-name="ro2">
          <table:table-cell office:value-type="string">
            <text:p>u_8__maxf_--pre_--par_--t_32x16x1</text:p>
          </table:table-cell>
          <table:table-cell office:value-type="float" office:value="44.366153882">
            <text:p>44.366153882</text:p>
          </table:table-cell>
          <table:table-cell office:value-type="float" office:value="41656">
            <text:p>41656</text:p>
          </table:table-cell>
          <table:table-cell office:value-type="float" office:value="1178123688">
            <text:p>1178123688</text:p>
          </table:table-cell>
          <table:table-cell office:value-type="float" office:value="4345360662860">
            <text:p>4345360662860</text:p>
          </table:table-cell>
          <table:table-cell office:value-type="float" office:value="2.3">
            <text:p>2.3</text:p>
          </table:table-cell>
          <table:table-cell office:value-type="float" office:value="152.791">
            <text:p>152.791</text:p>
          </table:table-cell>
          <table:table-cell table:formula="of:=[.E19]/[.F19]" office:value-type="float" office:value="1889287244721.74">
            <text:p>1889287244721.74</text:p>
          </table:table-cell>
          <table:table-cell table:formula="of:=[.G19]*[.B19]/[.H19]" office:value-type="float" office:value="0.00000000358799279290273">
            <text:p>3.58799279290273E-009</text:p>
          </table:table-cell>
        </table:table-row>
        <table:table-row table:style-name="ro2">
          <table:table-cell office:value-type="string">
            <text:p>u_8__smartf_--par_--t_32x16x1</text:p>
          </table:table-cell>
          <table:table-cell office:value-type="float" office:value="85.461810899">
            <text:p>85.461810899</text:p>
          </table:table-cell>
          <table:table-cell office:value-type="float" office:value="5615">
            <text:p>5615</text:p>
          </table:table-cell>
          <table:table-cell office:value-type="float" office:value="2272183413">
            <text:p>2272183413</text:p>
          </table:table-cell>
          <table:table-cell office:value-type="float" office:value="4680834546391">
            <text:p>4680834546391</text:p>
          </table:table-cell>
          <table:table-cell office:value-type="float" office:value="2.49">
            <text:p>2.49</text:p>
          </table:table-cell>
          <table:table-cell office:value-type="float" office:value="106.299">
            <text:p>106.299</text:p>
          </table:table-cell>
          <table:table-cell table:formula="of:=[.E20]/[.F20]" office:value-type="float" office:value="1879853231482.33">
            <text:p>1879853231482.33</text:p>
          </table:table-cell>
          <table:table-cell table:formula="of:=[.G20]*[.B20]/[.H20]" office:value-type="float" office:value="0.00000000483256080028618">
            <text:p>4.83256080028618E-009</text:p>
          </table:table-cell>
        </table:table-row>
        <table:table-row table:style-name="ro2">
          <table:table-cell office:value-type="string">
            <text:p>u_8__smartf_--pre_--par_--t_32x16x1</text:p>
          </table:table-cell>
          <table:table-cell office:value-type="float" office:value="136.295890207">
            <text:p>136.295890207</text:p>
          </table:table-cell>
          <table:table-cell office:value-type="float" office:value="21334">
            <text:p>21334</text:p>
          </table:table-cell>
          <table:table-cell office:value-type="float" office:value="4181922631">
            <text:p>4181922631</text:p>
          </table:table-cell>
          <table:table-cell office:value-type="float" office:value="7206973158281">
            <text:p>7206973158281</text:p>
          </table:table-cell>
          <table:table-cell office:value-type="float" office:value="2.39">
            <text:p>2.39</text:p>
          </table:table-cell>
          <table:table-cell office:value-type="float" office:value="104.813">
            <text:p>104.813</text:p>
          </table:table-cell>
          <table:table-cell table:formula="of:=[.E21]/[.F21]" office:value-type="float" office:value="3015469940703.35">
            <text:p>3015469940703.35</text:p>
          </table:table-cell>
          <table:table-cell table:formula="of:=[.G21]*[.B21]/[.H21]" office:value-type="float" office:value="0.00000000473743112058157">
            <text:p>4.73743112058157E-009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wang </meta:initial-creator>
    <meta:creation-date>2014-08-01T11:26:22</meta:creation-date>
    <dc:date>2014-08-01T11:40:51</dc:date>
    <dc:creator>weiwang </dc:creator>
    <meta:editing-duration>P0D</meta:editing-duration>
    <meta:editing-cycles>1</meta:editing-cycles>
    <meta:document-statistic meta:table-count="3" meta:cell-count="189" meta:object-count="0"/>
    <meta:generator>LibreOffice/3.5$Linux_x86 LibreOffice_project/350m1$Build-2</meta:generator>
  </office:meta>
</office:document-meta>
</file>